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178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Unit Test Case Document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r. No </text:p>
          </table:table-cell>
          <table:table-cell office:value-type="string">
            <text:p>Test Case Description </text:p>
          </table:table-cell>
          <table:table-cell office:value-type="string">
            <text:p>Expected Output</text:p>
          </table:table-cell>
          <table:table-cell office:value-type="string">
            <text:p>Actual Output</text:p>
          </table:table-cell>
          <table:table-cell office:value-type="string">
            <text:p>Resul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ck Transaction File is present or not if present then ok else throw file not found exception </text:p>
          </table:table-cell>
          <table:table-cell office:value-type="string">
            <text:p>if Present ok else Exception</text:p>
          </table:table-cell>
          <table:table-cell office:value-type="string">
            <text:p>Present so ok.</text:p>
          </table:table-cell>
          <table:table-cell office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eck Position File is present or not if present then ok else throw file not found exception </text:p>
          </table:table-cell>
          <table:table-cell office:value-type="string">
            <text:p>if Present ok else Exception</text:p>
          </table:table-cell>
          <table:table-cell office:value-type="string">
            <text:p>Present so ok.</text:p>
          </table:table-cell>
          <table:table-cell office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eck the end of the position calculation logic Quantity and Delta for E and I respectively </text:p>
          </table:table-cell>
          <table:table-cell table:number-columns-repeated="2" office:value-type="string">
            <text:p>MSFT,101,E,4999750,-250</text:p>
          </table:table-cell>
          <table:table-cell office:value-type="string">
            <text:p>Pass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MSFT,201,I,-4999750,25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NFLX,101,E,100000000,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NFLX,201,I,-100000000,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IBM,101,E,101000,100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IBM,201,I,-101000,-100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APPL,101,E,-1100,-1110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APPL,201,I,1100,1110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AMZN,101,E,-24850,-1485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AMZN,201,I,24850,1485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23/09/2018</text:date>, <text:time>21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Joshi</meta:initial-creator>
    <meta:creation-date>2018-09-23T20:19:22.46</meta:creation-date>
    <dc:date>2018-09-23T21:18:21.25</dc:date>
    <dc:creator>Rohit Joshi</dc:creator>
    <meta:editing-duration>PT58M58S</meta:editing-duration>
    <meta:editing-cycles>4</meta:editing-cycles>
    <meta:generator>OpenOffice/4.1.5$Win32 OpenOffice.org_project/415m1$Build-9789</meta:generator>
    <meta:document-statistic meta:table-count="3" meta:cell-count="39" meta:object-count="0"/>
  </office:meta>
</office:document-meta>
</file>